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ockStrategy.AbstractLockStrategy( boolean debug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Strateg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Strateg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Strateg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ockStrategy.AbstractLock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LockStrategy.isDebugL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